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6cm" style:auto-text-indent="false" fo:background-color="transparent" style:writing-mode="lr-tb"/>
    </style:style>
    <style:style style:name="P2" style:family="paragraph" style:parent-style-name="Standard" style:master-page-name="Standard">
      <loext:graphic-properties draw:fill="none"/>
      <style:paragraph-properties fo:margin-left="0cm" fo:margin-right="0cm" fo:margin-top="0cm" fo:margin-bottom="0cm" loext:contextual-spacing="false" fo:line-height="115%" fo:text-align="justify" style:justify-single-word="false" fo:orphans="2" fo:widows="2" fo:text-indent="0.6cm" style:auto-text-indent="false" style:page-number="auto" fo:background-color="transparent"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ážení přátelé a zejména příznivci hyperkritické investigativní pseudofikce. Redakce se omlouvá. Na tomto místě měl být původně tolik očekávaný a nesčetněkrát avizovaný příspěvek známého outfluencera a propagátora synkretického maximalizmu Magnuse Cibulková Hagenkrichtta. Zejména poté, co jmenovaný zveřejnil v znepřáteleném, nám nenakloněném a nepřejícím plátku „Paralelní Revue“ svůj postřeh o skrznaskrz promarněné šanci senegalského holdingu Ladanga ve známé Pingurově aféře (v němž mimochodem nešetřil sarkastickými invektivy vůči čtvrté dámě Kmenového svazu), očekávali jsme tentokrát na našich stránkách (a protože autora dobře známe, nebylo by to vlastně žádné překvapení) překvapení.</text:p>
      <text:p text:style-name="P1">U tvůrce takových skvostů, jako jsou romány, namátkou – Pošetilý kmet, Pevnina Laptěvů, Gazdin chlop nebo Soumrak chtění <text:s/>či Hlavní Hygienik– bychom předpokládali kromě typického a nezaměnitelného autorova ostychu při používání krátkých citoslovcí i bezbřehou, i když, jak několik bezvýznamných kritiků stále a, přiznejme si – už docela nudně – tvrdí, poněkud ambivalentví imaginaci. Takový předpoklad rozhodně není, jak jistě zasvěcený a poučený čtenář Magnuse Cibulková Hagenkrichtta potvrdí, ani ukvapený, ani namyšlený, ani přehnaný, a už vůbec ne směšný. Zlí jazykové, vedení touhou po senzaci nebo potřebou zalíbit se za každou cenu, teď možná pociťují nutkání naše tvrzení zneuctít, znevážit, pošlapat a vyvrátit. Jen si poslužte, vy zapšklí hnidopichové! Vašim hlasům bude možná, a i to dost pochybuji, popřáno sluchu v kruzích zpátečnických vrahů inovativní tvorby, kteří se nezastaví ani před nesporně geniální vybroušeností Cibulková Hagenkrichttových metafor, takže vlastně před ničím. Ponechme ovšem očekávatelné reakce vedené závistí, pocity nedoceněnosti a osobními mindráky stranou. Ať to zní jakkoli nabubřele, ať to budí třeba i mírné rozpaky ze zdánlivé upřílišněnosti – adekvátní reakcí na Cibulková Hagenkrichttovo dílo je obdiv. Znalcům netřeba vysvětlovat. Vezměme například Mistrovo líčení Luciiných nálad v ikonické novele Senzibil: „Nejsem jako labuť. Jak prázdná mi teď připadá hebká dlaň Famoriova, když Ty a ještě víc Ty nadmíru plýtvaje pohledy hrdinů ustrneš náhle mezi neklidem a vzýváním, ač nemáš nic…“</text:p>
      <text:p text:style-name="P1">Způsob, kterým dokáže <text:s/>Hagenkrichtt uchopit emoci, osciluje mezi troufalou až expresivní vypjatostí a zněžnělou hluboce empatickou poetikou. Takový přístup je svým způsobem terapeutický. Mnozí čtenáři se shodují v přesvědčení, že tento svébytný druh literatury vnáší do jejich životů zvláštní energii, zažívanou a pociťovanou jako náhlý výbuch plíživé jasnozřivosti, který je nutí více si všímat obnažených skutků v sobě. Ano, taková je moc umění, takové jsou síly geniálně rozpoutané vášně Kalliopé a někdy i Erató.</text:p>
      <text:p text:style-name="P1">O to více nás mrzí, že se dnes na našich stránkách s příspěvkem Magnuse Cibulková Hagenkrichtta bohužel nesetkáte… <text:s/>Příčinou je, kulantně řečeno, autorova umělecká nekázeň. Jak jste si již určitě všimli, Někdeník vychází jako informacemi nabitý, leč přesto rozsahem spíše úsporný občasník. Redakce si zakládá na dodržování pravidel, která přispěvatelům s přísnou poctivostí a v duchu autorské rovnosti spravedlivě přiděluje místo. Při vší úctě k velikosti a nespornému významu díla Magnuse Cibulková Hagenkrichtta si nemůžeme dovolit s ohledem na jiné, i když možná méně slovutné autory, naše podmínky měnit. Mistr Hagenkrichtt bohužel nedokázal dodržet přidělený formát čtvrtiny strany Někdeníku a poslal nám text o rozsahu celé strany. Redakce tedy z pochopitelných důvodů nemůže jeho článek otiskno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s" fo:country="CZ"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s" fo:country="CZ"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8</meta:editing-cycles>
    <meta:creation-date>2021-03-04T22:05:00</meta:creation-date>
    <dc:date>2021-03-05T12:55:38.142352609</dc:date>
    <meta:editing-duration>PT4H12M28S</meta:editing-duration>
    <meta:generator>LibreOffice/6.4.6.2$Linux_X86_64 LibreOffice_project/40$Build-2</meta:generator>
    <meta:document-statistic meta:table-count="0" meta:image-count="0" meta:object-count="0" meta:page-count="1" meta:paragraph-count="4" meta:word-count="494" meta:character-count="3549" meta:non-whitespace-character-count="305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